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dcf8" officeooo:paragraph-rsid="0002dcf8"/>
    </style:style>
    <style:style style:name="P2" style:family="paragraph" style:parent-style-name="Standard">
      <style:text-properties officeooo:rsid="0002dcf8" officeooo:paragraph-rsid="00068b4d"/>
    </style:style>
    <style:style style:name="P3" style:family="paragraph" style:parent-style-name="Standard">
      <style:text-properties officeooo:rsid="00042d81" officeooo:paragraph-rsid="00042d81"/>
    </style:style>
    <style:style style:name="P4" style:family="paragraph" style:parent-style-name="Standard">
      <style:text-properties officeooo:rsid="00048a6a" officeooo:paragraph-rsid="0002dcf8"/>
    </style:style>
    <style:style style:name="P5" style:family="paragraph" style:parent-style-name="Standard">
      <style:text-properties officeooo:rsid="00048a6a" officeooo:paragraph-rsid="00048a6a"/>
    </style:style>
    <style:style style:name="P6" style:family="paragraph" style:parent-style-name="Standard">
      <style:text-properties officeooo:rsid="00048a6a" officeooo:paragraph-rsid="0005e7a1"/>
    </style:style>
    <style:style style:name="P7" style:family="paragraph" style:parent-style-name="Standard">
      <style:text-properties officeooo:rsid="00048a6a" officeooo:paragraph-rsid="00068b4d"/>
    </style:style>
    <style:style style:name="P8" style:family="paragraph" style:parent-style-name="Standard">
      <style:text-properties fo:font-weight="bold" officeooo:rsid="00048a6a" officeooo:paragraph-rsid="00048a6a" style:font-weight-asian="bold" style:font-weight-complex="bold"/>
    </style:style>
    <style:style style:name="P9" style:family="paragraph" style:parent-style-name="Standard">
      <style:text-properties fo:font-weight="bold" officeooo:rsid="00062c5a" officeooo:paragraph-rsid="00062c5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2dcf8" officeooo:paragraph-rsid="0002dcf8" style:font-size-asian="16pt" style:font-weight-asian="bold" style:font-size-complex="16pt" style:font-weight-complex="bold"/>
    </style:style>
    <style:style style:name="P11" style:family="paragraph" style:parent-style-name="Standard" style:list-style-name="L1">
      <style:text-properties officeooo:paragraph-rsid="00068b4d"/>
    </style:style>
    <style:style style:name="P12" style:family="paragraph" style:parent-style-name="Standard" style:list-style-name="L3">
      <style:text-properties officeooo:paragraph-rsid="00068b4d"/>
    </style:style>
    <style:style style:name="P13" style:family="paragraph" style:parent-style-name="Standard">
      <style:text-properties officeooo:paragraph-rsid="00068b4d"/>
    </style:style>
    <style:style style:name="T1" style:family="text">
      <style:text-properties officeooo:rsid="00048a6a"/>
    </style:style>
    <style:style style:name="T2" style:family="text">
      <style:text-properties officeooo:rsid="0005e7a1"/>
    </style:style>
    <style:style style:name="T3" style:family="text">
      <style:text-properties officeooo:rsid="000541c1"/>
    </style:style>
    <style:style style:name="T4" style:family="text">
      <style:text-properties officeooo:rsid="0003a2c5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notaciones JPA</text:p>
      <text:p text:style-name="P1"/>
      <text:p text:style-name="P13">@Entity <text:s/><text:span text:style-name="T3">entidad</text:span></text:p>
      <text:p text:style-name="P13">@Table (name =”nombre Tabla”) <text:span text:style-name="T3">tabla</text:span></text:p>
      <text:p text:style-name="P13">@Id <text:span text:style-name="T3">atributo que es clave primaria</text:span></text:p>
      <text:p text:style-name="P13">@GeneratedValue(strategy=GenerationType.IDENTITY<text:span text:style-name="T4">) SEQUENCE, TABLE, AUTO</text:span></text:p>
      <text:p text:style-name="P7">@Embedded</text:p>
      <text:p text:style-name="P13"><text:span text:style-name="T1">@Embeddable</text:span></text:p>
      <text:p text:style-name="P13">@EmbeddedId <text:span text:style-name="T4">para el atributo clave compuesta</text:span> →<text:span text:style-name="T4"> @Embeddable la clase del atributo</text:span></text:p>
      <text:p text:style-name="P13">@Column <text:span text:style-name="T3">para cada atributo de la clase</text:span></text:p>
      <text:list xml:id="list844184400" text:style-name="L1">
        <text:list-item>
          <text:p text:style-name="P11"><text:span text:style-name="T5">name</text:span>: Permite establecer el nombre de la columna de la tabla con la que el atributo debe de mapear. A pesar de que ningún atributo de @Column es obligatorio, este atributo siempre recomiendo establecerlo.</text:p>
        </text:list-item>
        <text:list-item>
          <text:p text:style-name="P11"><text:span text:style-name="T5">length</text:span>: Permite definir la longitud de la columna en caracteres, solo aplica para Strings, en los demás tipos de datos será omitida. Solo se utiliza cuando JPA creará las tablas.</text:p>
        </text:list-item>
        <text:list-item>
          <text:p text:style-name="P11"><text:span text:style-name="T5">insertable</text:span>: Le indica a JPA si esa columna debe ser tomada en cuenta en los inserts, en caso de ser true, el valor será insertado, en caso contrario el valor será omitido y será colocado el valor default de la columna o null.</text:p>
        </text:list-item>
        <text:list-item>
          <text:p text:style-name="P11"><text:span text:style-name="T5">updatable</text:span>: Parecido al caso anterior, solo que en este caso la columna se toma en cuenta para operaciones de Update.</text:p>
        </text:list-item>
        <text:list-item>
          <text:p text:style-name="P11"><text:span text:style-name="T5">nullable</text:span>: Crea una restricción en la tabla (Not Null) para impedir que se inserten valores nulos. Solo se utiliza cuando JPA creará las tablas.</text:p>
        </text:list-item>
        <text:list-item>
          <text:p text:style-name="P11">precisión:</text:p>
        </text:list-item>
        <text:list-item>
          <text:p text:style-name="P11"><text:span text:style-name="T5">scale</text:span>: Utilizada únicamente para columnas que deben tener decimales, como valore recibe el número de decimales. Solo se utiliza cuando JPA creará las tablas.</text:p>
        </text:list-item>
        <text:list-item>
          <text:p text:style-name="P11"><text:span text:style-name="T5">unique</text:span>: Creara una restricción en la tabla para que sea el valor de esa columna sea única. Solo se utiliza cuando JPA creará las tablas.</text:p>
          <text:p text:style-name="P11"/>
        </text:list-item>
      </text:list>
      <text:p text:style-name="P13">@Enumerated </text:p>
      <text:list xml:id="list607527984" text:style-name="L3">
        <text:list-item>
          <text:p text:style-name="P12">String: permite persistir la enumeración por su nombre, lo que significa que será una columna alfanumérica. La anotación quedaría así:</text:p>
          <text:list>
            <text:list-item>
              <text:list>
                <text:list-header>
                  <text:p text:style-name="P12">@Enumerated(value = EnumType.STRING)</text:p>
                </text:list-header>
              </text:list>
            </text:list-item>
          </text:list>
        </text:list-item>
        <text:list-item>
          <text:p text:style-name="P12">Ordinal: esta estrategia persiste un valor entero que corresponde al valor ordinal o posición de valor en la enumeración. La anotación quedaría de la siguiente manera:</text:p>
          <text:list>
            <text:list-item>
              <text:list>
                <text:list-header>
                  <text:p text:style-name="P12">@Enumerated(value = EnumType.ORDINAL)</text:p>
                </text:list-header>
              </text:list>
            </text:list-item>
          </text:list>
        </text:list-item>
      </text:list>
      <text:p text:style-name="P13"/>
      <text:p text:style-name="P13"/>
      <text:p text:style-name="P2"><text:s/>@Transient : <text:span text:style-name="T3">evitar que se guarde y se lea de la BBDD</text:span></text:p>
      <text:p text:style-name="P1"/>
      <text:p text:style-name="P4"/>
      <text:p text:style-name="P5"/>
      <text:p text:style-name="P8">Relaciones</text:p>
      <text:p text:style-name="P5">@OneToOne</text:p>
      <text:p text:style-name="P5">@PrimaryKeyJoinColumn</text:p>
      <text:p text:style-name="P5">@JoinColumn</text:p>
      <text:p text:style-name="P5"/>
      <text:p text:style-name="P5">@OneToMan<text:span text:style-name="T2">y</text:span></text:p>
      <text:p text:style-name="P6">@JoinColumn</text:p>
      <text:p text:style-name="P6"/>
      <text:p text:style-name="P6">@ManyToOne</text:p>
      <text:p text:style-name="P6"/>
      <text:p text:style-name="P6"><text:soft-page-break/></text:p>
      <text:p text:style-name="P6">@ManyToMany </text:p>
      <text:p text:style-name="P6"><text:s/>// Tabla relación libros autores</text:p>
      <text:p text:style-name="P6"><text:s/>@JoinTable(</text:p>
      <text:p text:style-name="P6"><text:s text:c="8"/>name = "REL_LIBROS_AUTORES",</text:p>
      <text:p text:style-name="P6"><text:s text:c="8"/>joinColumns = {@JoinColumn(name = "FK_BOOK", nullable = false)},</text:p>
      <text:p text:style-name="P6"><text:s text:c="8"/>inverseJoinColumns = {@JoinColumn(name="FK_AUTHOR", nullable = false)}</text:p>
      <text:p text:style-name="P6"><text:s text:c="4"/>)</text:p>
      <text:p text:style-name="P6">@ManyToMany(mappedBy = "autores",fetch=FetchType.EAGER)</text:p>
      <text:p text:style-name="P5"/>
      <text:p text:style-name="P5"/>
      <text:p text:style-name="P9">Herencia</text:p>
      <text:p text:style-name="P5">@Inheritance(strategy=InheritanceType.SINGLE_TABLE)</text:p>
      <text:p text:style-name="P5">@DiscriminatorValue(value="….")</text:p>
      <text:p text:style-name="P5">@Inheritance(strategy=InheritanceType.JOINED)</text:p>
      <text:p text:style-name="P5">@Inheritance(strategy=InheritanceType.TABLE_PER_CLASS)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9T11:01:02.007000000</meta:creation-date>
    <dc:date>2021-05-09T12:16:00.294000000</dc:date>
    <meta:editing-duration>PT3M39S</meta:editing-duration>
    <meta:editing-cycles>1</meta:editing-cycles>
    <meta:document-statistic meta:table-count="0" meta:image-count="0" meta:object-count="0" meta:page-count="2" meta:paragraph-count="44" meta:word-count="359" meta:character-count="2505" meta:non-whitespace-character-count="2168"/>
    <meta:generator>LibreOffice/6.3.4.2$Windows_x86 LibreOffice_project/60da17e045e08f1793c57c00ba83cdfce946d0aa</meta:generator>
  </office:meta>
</office:document-meta>
</file>